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automatic-styles>
    <style:style style:name="P1" style:family="paragraph" style:parent-style-name="Heading_20_4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P2" style:family="paragraph" style:parent-style-name="Heading_20_5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d2d2d" loext:opacity="100%" style:font-name="Muli" fo:font-size="11.25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f5f5f5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5f5f5" fo:padding="0cm" fo:border="none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cm" style:contextual-spacing="false" fo:orphans="2" fo:widows="2" fo:background-color="#f5f5f5" fo:padding="0cm" fo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61d2d" loext:opacity="100%" style:font-name="Muli" fo:font-size="13.5pt" fo:letter-spacing="normal" fo:font-style="normal" fo:font-weight="bold" loext:padding="0cm" loext:border="none"/>
    </style:style>
    <style:style style:name="P6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ff8e8e" loext:opacity="100%" style:font-name="Muli" fo:font-size="9pt" fo:letter-spacing="normal" fo:font-style="normal" fo:font-weight="bold" loext:padding="0cm" loext:border="none"/>
    </style:style>
    <style:style style:name="P7" style:family="paragraph" style:parent-style-name="Standard">
      <style:text-properties officeooo:rsid="00103195" officeooo:paragraph-rsid="00103195"/>
    </style:style>
    <style:style style:name="P8" style:family="paragraph" style:parent-style-name="Standard">
      <style:paragraph-properties style:line-height-at-least="0.503cm"/>
      <style:text-properties fo:color="#d4d4d4" loext:opacity="100%" style:font-name="Roboto Mono,monospace" fo:font-size="10.5pt" fo:font-weight="normal" fo:background-color="#1e1e1e"/>
    </style:style>
    <style:style style:name="P9" style:family="paragraph" style:parent-style-name="Standard">
      <style:text-properties fo:color="#d4d4d4" loext:opacity="100%" style:font-name="Roboto Mono,monospace" fo:font-size="10.5pt" fo:font-weight="normal" officeooo:rsid="00103195" officeooo:paragraph-rsid="00103195" fo:background-color="#1e1e1e"/>
    </style:style>
    <style:style style:name="P10" style:family="paragraph" style:parent-style-name="Standard">
      <style:paragraph-properties style:line-height-at-least="0.503cm"/>
      <style:text-properties fo:color="#ffffff" loext:opacity="100%" style:font-name="Roboto Mono,monospace" fo:font-size="10.5pt" fo:font-weight="normal" fo:background-color="#1e1e1e"/>
    </style:style>
    <style:style style:name="T1" style:family="text">
      <style:text-properties fo:font-variant="normal" fo:text-transform="none" fo:color="#626262" loext:opacity="100%" style:font-name="Muli" fo:font-size="9.75pt" fo:letter-spacing="normal" fo:font-style="normal" fo:font-weight="normal" loext:padding="0cm" loext:border="none"/>
    </style:style>
    <style:style style:name="T2" style:family="text">
      <style:text-properties fo:color="#ff79c6" loext:opacity="100%"/>
    </style:style>
    <style:style style:name="T3" style:family="text">
      <style:text-properties fo:color="#50fa7b" loext:opacity="100%"/>
    </style:style>
    <style:style style:name="T4" style:family="text">
      <style:text-properties fo:color="#ffffff" loext:opacity="100%"/>
    </style:style>
    <style:style style:name="T5" style:family="text">
      <style:text-properties fo:color="#ffb86c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ultiply Two Numbers</text:p>
      <text:p text:style-name="P6">Send Feedback</text:p>
      <text:h text:style-name="P1" text:outline-level="4"><text:bookmark text:name="write-a-code-which-takes-two-integers-f1-and-f2-as-inputs-and-print-their-product"/>Write a code which takes two integers "F1" and "F2" as inputs and print their product .</text:h>
      <text:h text:style-name="P2" text:outline-level="5"><text:bookmark text:name="input-format"/>Input Format</text:h>
      <text:p text:style-name="P3"><text:span text:style-name="Source_20_Text"><text:span text:style-name="T1">The first and only line contains two two integers, ‘F1’, and 'F2',</text:span></text:span></text:p>
      <text:h text:style-name="P2" text:outline-level="5"><text:bookmark text:name="output-format"/>Output format:</text:h>
      <text:p text:style-name="P3"><text:span text:style-name="Source_20_Text"><text:span text:style-name="T1">Print the product of these numbers.</text:span></text:span></text:p>
      <text:h text:style-name="P2" text:outline-level="5"><text:bookmark text:name="constraints"/>Constraints:</text:h>
      <text:p text:style-name="P3"><text:span text:style-name="Source_20_Text"><text:span text:style-name="T1">1&lt;= F1, F2 &lt;= 100000</text:span></text:span></text:p>
      <text:p text:style-name="P4"><text:span text:style-name="Source_20_Text"><text:span text:style-name="T1">Time Limit: 1-sec</text:span></text:span></text:p>
      <text:h text:style-name="P2" text:outline-level="5">Sample Input 1:</text:h>
      <text:p text:style-name="P3"><text:span text:style-name="Source_20_Text"><text:span text:style-name="T1">123456789 <text:s/>123456789</text:span></text:span></text:p>
      <text:h text:style-name="P2" text:outline-level="5">Sample Output 1:</text:h>
      <text:p text:style-name="P3"><text:span text:style-name="Source_20_Text"><text:span text:style-name="T1">15241578750190521</text:span></text:span></text:p>
      <text:h text:style-name="P2" text:outline-level="5">Sample Input 2:</text:h>
      <text:p text:style-name="P3"><text:span text:style-name="Source_20_Text"><text:span text:style-name="T1">123456 123456</text:span></text:span></text:p>
      <text:h text:style-name="P2" text:outline-level="5">Sample Output 2:</text:h>
      <text:p text:style-name="P3"><text:span text:style-name="Source_20_Text"><text:span text:style-name="T1">15241383936</text:span></text:span></text:p>
      <text:p text:style-name="Standard"/>
      <text:p text:style-name="P7">Answer:--</text:p>
      <text:p text:style-name="P7"/>
      <text:p text:style-name="P9"><text:span text:style-name="T2">import</text:span> <text:span text:style-name="T3">java</text:span><text:span text:style-name="T4">.</text:span><text:span text:style-name="T3">math</text:span><text:span text:style-name="T4">.</text:span><text:span text:style-name="T3">BigInteger</text:span><text:span text:style-name="T4">;</text:span></text:p>
      <text:p text:style-name="P8"><text:span text:style-name="T2">import</text:span> <text:span text:style-name="T3">java</text:span><text:span text:style-name="T4">.</text:span><text:span text:style-name="T3">util</text:span><text:span text:style-name="T4">.</text:span><text:span text:style-name="T3">Scanner</text:span><text:span text:style-name="T4">;</text:span></text:p>
      <text:p text:style-name="P8"><text:span text:style-name="T2">public</text:span> <text:span text:style-name="T2">class</text:span> <text:span text:style-name="T3">Solution</text:span></text:p>
      <text:p text:style-name="P10">{</text:p>
      <text:p text:style-name="P8"><text:span text:style-name="T2">public</text:span> <text:span text:style-name="T2">static</text:span> <text:span text:style-name="T5">void</text:span> <text:span text:style-name="T3">main</text:span><text:span text:style-name="T4">(</text:span><text:span text:style-name="T3">String</text:span><text:span text:style-name="T4">[]</text:span> <text:span text:style-name="T3">args</text:span><text:span text:style-name="T4">)</text:span> <text:span text:style-name="T4">{</text:span></text:p>
      <text:p text:style-name="P8"><text:span text:style-name="T3">Scanner</text:span> <text:span text:style-name="T3">sc</text:span> <text:span text:style-name="T4">=</text:span> <text:span text:style-name="T2">new</text:span> <text:span text:style-name="T3">Scanner</text:span><text:span text:style-name="T4">(</text:span><text:span text:style-name="T3">System</text:span><text:span text:style-name="T4">.</text:span><text:span text:style-name="T3">in</text:span><text:span text:style-name="T4">);</text:span></text:p>
      <text:p text:style-name="P8"><text:span text:style-name="T3">BigInteger</text:span> <text:span text:style-name="T3">F1</text:span> <text:span text:style-name="T4">=</text:span> <text:span text:style-name="T3">sc</text:span><text:span text:style-name="T4">.</text:span><text:span text:style-name="T3">nextBigInteger</text:span><text:span text:style-name="T4">();</text:span></text:p>
      <text:p text:style-name="P8"><text:span text:style-name="T3">BigInteger</text:span> <text:span text:style-name="T3">F2</text:span> <text:span text:style-name="T4">=</text:span> <text:span text:style-name="T3">sc</text:span><text:span text:style-name="T4">.</text:span><text:span text:style-name="T3">nextBigInteger</text:span><text:span text:style-name="T4">();</text:span></text:p>
      <text:p text:style-name="P8"><text:span text:style-name="T3">BigInteger</text:span> <text:span text:style-name="T3">product</text:span> <text:span text:style-name="T4">=</text:span> <text:span text:style-name="T3">F1</text:span><text:span text:style-name="T4">.</text:span><text:span text:style-name="T3">multiply</text:span><text:span text:style-name="T4">(</text:span><text:span text:style-name="T3">F2</text:span><text:span text:style-name="T4">);</text:span></text:p>
      <text:p text:style-name="P8"><text:span text:style-name="T3">System</text:span><text:span text:style-name="T4">.</text:span><text:span text:style-name="T3">out</text:span><text:span text:style-name="T4">.</text:span><text:span text:style-name="T3">println</text:span><text:span text:style-name="T4">(</text:span><text:span text:style-name="T3">product</text:span><text:span text:style-name="T4">);</text:span></text:p>
      <text:p text:style-name="P10">}</text:p>
      <text:p text:style-name="P10">}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" svg:font-family="Muli, sans-serif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 Mono,monospace" svg:font-family="'Roboto Mono,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8T09:41:24.673431289</meta:creation-date>
    <dc:date>2023-07-08T09:42:18.863256741</dc:date>
    <meta:editing-duration>PT56S</meta:editing-duration>
    <meta:editing-cycles>1</meta:editing-cycles>
    <meta:document-statistic meta:table-count="0" meta:image-count="0" meta:object-count="0" meta:page-count="1" meta:paragraph-count="31" meta:word-count="106" meta:character-count="718" meta:non-whitespace-character-count="642"/>
    <meta:generator>LibreOffice/7.3.7.2$Linux_X86_64 LibreOffice_project/30$Build-2</meta:generator>
  </office:meta>
</office:document-meta>
</file>